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zcionka tekstu podstawowego" svg:font-family="&quot;Czcionka tekstu podstawowego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9CCFF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2">
      <style:table-cell-properties style:vertical-align="automatic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style:vertical-align="top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9CC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fo:border="thin solid #000000" style:vertical-align="automatic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9CCFF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3.7pt" style:use-optimal-row-height="false" fo:break-before="auto"/>
    </style:style>
    <style:style style:name="ro8" style:family="table-row">
      <style:table-row-properties style:row-height="12.95pt" style:use-optimal-row-height="false" fo:break-before="auto"/>
    </style:style>
    <style:style style:name="ro9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M_Re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6371" table:default-cell-style-name="ce3"/>
        <table:table-row table:style-name="ro1">
          <table:table-cell office:value-type="string" table:style-name="ce16">
            <text:p>Designator</text:p>
          </table:table-cell>
          <table:table-cell office:value-type="string" table:style-name="ce18">
            <text:p>Value</text:p>
          </table:table-cell>
          <table:table-cell office:value-type="string" table:style-name="ce18">
            <text:p>OtherParams</text:p>
          </table:table-cell>
          <table:table-cell office:value-type="string" table:style-name="ce18">
            <text:p>Descript</text:p>
          </table:table-cell>
          <table:table-cell office:value-type="string" table:style-name="ce18">
            <text:p>Supplier5</text:p>
          </table:table-cell>
          <table:table-cell office:value-type="string" table:style-name="ce18">
            <text:p>Reference5</text:p>
          </table:table-cell>
          <table:table-cell office:value-type="string" table:style-name="ce20">
            <text:p>Typ5</text:p>
          </table:table-cell>
          <table:table-cell office:value-type="string" table:style-name="ce21">
            <text:p>DateOfPrice5</text:p>
          </table:table-cell>
          <table:table-cell office:value-type="string" table:style-name="ce21">
            <text:p>Price1</text:p>
          </table:table-cell>
          <table:table-cell office:value-type="string" table:style-name="ce21">
            <text:p>Currency5</text:p>
          </table:table-cell>
          <table:table-cell office:value-type="string" table:style-name="ce21">
            <text:p>Quantity</text:p>
          </table:table-cell>
          <table:table-cell office:value-type="string" table:style-name="ce4">
            <text:p>Mine mounted</text:p>
          </table:table-cell>
          <table:table-cell office:value-type="string" table:style-name="ce21">
            <text:p>ProjectName</text:p>
          </table:table-cell>
          <table:table-cell table:style-name="ce5"/>
          <table:table-cell table:number-columns-repeated="242" table:style-name="ce1"/>
          <table:table-cell table:number-columns-repeated="16128"/>
        </table:table-row>
        <table:table-row table:style-name="ro2">
          <table:table-cell office:value-type="string" table:style-name="ce17">
            <text:p>B1u</text:p>
          </table:table-cell>
          <table:table-cell office:value-type="string" table:style-name="ce17">
            <text:p>SL030-60</text:p>
          </table:table-cell>
          <table:table-cell office:value-type="string" table:style-name="ce19">
            <text:p>300mA/60V</text:p>
          </table:table-cell>
          <table:table-cell office:value-type="string" table:style-name="ce17">
            <text:p>SMD polymer fuse 300mA, 60VDC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L030-60</text:p>
          </table:table-cell>
          <table:table-cell office:value-type="string" table:style-name="ce17">
            <text:p>SL030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51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C1c, C6u, C7u, C9u, C15c</text:p>
          </table:table-cell>
          <table:table-cell office:value-type="string" table:style-name="ce17">
            <text:p>C0805C105K4RAC</text:p>
          </table:table-cell>
          <table:table-cell office:value-type="string" table:style-name="ce19">
            <text:p>1u/16V</text:p>
          </table:table-cell>
          <table:table-cell office:value-type="string" table:style-name="ce17">
            <text:p>capacitor 1uF, 16V, 0805, 10%, X7R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C0805C105K4RAC</text:p>
          </table:table-cell>
          <table:table-cell office:value-type="string" table:style-name="ce17">
            <text:p>C0805C105K4RAC</text:p>
          </table:table-cell>
          <table:table-cell office:value-type="string" table:style-name="ce17">
            <text:p>2012-09-18</text:p>
          </table:table-cell>
          <table:table-cell office:value-type="string" table:style-name="ce17">
            <text:p>0,099</text:p>
          </table:table-cell>
          <table:table-cell office:value-type="string" table:style-name="ce17">
            <text:p>PLN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2">
          <table:table-cell office:value-type="string" table:style-name="ce17">
            <text:p>C1o, C6c, C7c</text:p>
          </table:table-cell>
          <table:table-cell office:value-type="string" table:style-name="ce17">
            <text:p>CL21C220JBANNNC</text:p>
          </table:table-cell>
          <table:table-cell office:value-type="string" table:style-name="ce19">
            <text:p>22p/50V 5%</text:p>
          </table:table-cell>
          <table:table-cell office:value-type="string" table:style-name="ce17">
            <text:p>capacitor 22pF, 50V, COG 5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CL21C220JBANNNC</text:p>
          </table:table-cell>
          <table:table-cell office:value-type="string" table:style-name="ce17">
            <text:p>CL21C220JBANNNC</text:p>
          </table:table-cell>
          <table:table-cell office:value-type="string" table:style-name="ce17">
            <text:p>2012-09-19</text:p>
          </table:table-cell>
          <table:table-cell office:value-type="string" table:style-name="ce17">
            <text:p>0,018</text:p>
          </table:table-cell>
          <table:table-cell office:value-type="string" table:style-name="ce17">
            <text:p>PLN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C1s, C2s, C2u, C3s, C3u, C4c, C4u, C5c, C5u, C8c, C9c, C10c, C11c, C12c, C13c, C14c, C16c</text:p>
          </table:table-cell>
          <table:table-cell office:value-type="string" table:style-name="ce17">
            <text:p>CL21B104KBCNNNC</text:p>
          </table:table-cell>
          <table:table-cell office:value-type="string" table:style-name="ce19">
            <text:p>100n/50V</text:p>
          </table:table-cell>
          <table:table-cell office:value-type="string" table:style-name="ce17">
            <text:p>capacitor 100nF/50V, 0805, X7R, 10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CL21B104KBCNNNC</text:p>
          </table:table-cell>
          <table:table-cell office:value-type="string" table:style-name="ce17">
            <text:p>CL21B104KBCNNNC</text:p>
          </table:table-cell>
          <table:table-cell office:value-type="string" table:style-name="ce17">
            <text:p>2012-09-19</text:p>
          </table:table-cell>
          <table:table-cell office:value-type="string" table:style-name="ce17">
            <text:p>0,012</text:p>
          </table:table-cell>
          <table:table-cell office:value-type="string" table:style-name="ce17">
            <text:p>PLN</text:p>
          </table:table-cell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2">
          <table:table-cell office:value-type="string" table:style-name="ce17">
            <text:p>C1u</text:p>
          </table:table-cell>
          <table:table-cell office:value-type="string" table:style-name="ce17">
            <text:p>SD1V107M6L011BB</text:p>
          </table:table-cell>
          <table:table-cell office:value-type="string" table:style-name="ce19">
            <text:p>100u/35V</text:p>
          </table:table-cell>
          <table:table-cell office:value-type="string" table:style-name="ce17">
            <text:p>capacitor 100uF, 35V, low impedance, fi 6.3mmx11mm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D1V107M6L011BB</text:p>
          </table:table-cell>
          <table:table-cell office:value-type="string" table:style-name="ce17">
            <text:p>SD1V107M6L011BB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15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C2c</text:p>
          </table:table-cell>
          <table:table-cell office:value-type="string" table:style-name="ce17">
            <text:p>CL21B103KBANNNC</text:p>
          </table:table-cell>
          <table:table-cell office:value-type="string" table:style-name="ce19">
            <text:p>10n/50V</text:p>
          </table:table-cell>
          <table:table-cell office:value-type="string" table:style-name="ce17">
            <text:p>capacitor 10nF/50V, 0805, X7R, 10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CL21B103KBANNNC</text:p>
          </table:table-cell>
          <table:table-cell office:value-type="string" table:style-name="ce17">
            <text:p>CL21B103KBANNNC</text:p>
          </table:table-cell>
          <table:table-cell office:value-type="string" table:style-name="ce17">
            <text:p>2012-09-19</text:p>
          </table:table-cell>
          <table:table-cell office:value-type="string" table:style-name="ce17">
            <text:p>0,013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2">
          <table:table-cell office:value-type="string" table:style-name="ce17">
            <text:p>C2o, C3o, C4o</text:p>
          </table:table-cell>
          <table:table-cell office:value-type="string" table:style-name="ce17">
            <text:p>CL21B104KBCNNNC</text:p>
          </table:table-cell>
          <table:table-cell office:value-type="string" table:style-name="ce19">
            <text:p>100n/50V</text:p>
          </table:table-cell>
          <table:table-cell office:value-type="string" table:style-name="ce17">
            <text:p>capacitor 100nF/50V, 0805, X7R, 10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CL21B104KBCNNNC</text:p>
          </table:table-cell>
          <table:table-cell office:value-type="string" table:style-name="ce17">
            <text:p>CL21B104KBCNNNC</text:p>
          </table:table-cell>
          <table:table-cell office:value-type="string" table:style-name="ce17">
            <text:p>2012-09-19</text:p>
          </table:table-cell>
          <table:table-cell office:value-type="string" table:style-name="ce17">
            <text:p>0,012</text:p>
          </table:table-cell>
          <table:table-cell office:value-type="string" table:style-name="ce17">
            <text:p>PLN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C3c</text:p>
          </table:table-cell>
          <table:table-cell office:value-type="string" table:style-name="ce17">
            <text:p>CL31B475KPHNNNE</text:p>
          </table:table-cell>
          <table:table-cell office:value-type="string" table:style-name="ce19">
            <text:p>4u7/10V</text:p>
          </table:table-cell>
          <table:table-cell office:value-type="string" table:style-name="ce17">
            <text:p>capacitor 4.7uF, 10V, X7R, 10%, 1206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CL31B475KPHNNNE</text:p>
          </table:table-cell>
          <table:table-cell office:value-type="string" table:style-name="ce17">
            <text:p>CL31B475KPHNNN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179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2">
          <table:table-cell office:value-type="string" table:style-name="ce17">
            <text:p>C8u</text:p>
          </table:table-cell>
          <table:table-cell office:value-type="string" table:style-name="ce17">
            <text:p>C0805C105K4RAC</text:p>
          </table:table-cell>
          <table:table-cell office:value-type="string" table:style-name="ce19">
            <text:p>1u/16V</text:p>
          </table:table-cell>
          <table:table-cell office:value-type="string" table:style-name="ce17">
            <text:p>capacitor 1uF, 16V, 0805, 10%, X7R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C0805C105K4RAC</text:p>
          </table:table-cell>
          <table:table-cell office:value-type="string" table:style-name="ce17">
            <text:p>C0805C105K4RAC</text:p>
          </table:table-cell>
          <table:table-cell office:value-type="string" table:style-name="ce17">
            <text:p>2012-09-18</text:p>
          </table:table-cell>
          <table:table-cell office:value-type="string" table:style-name="ce17">
            <text:p>0,099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D1c</text:p>
          </table:table-cell>
          <table:table-cell office:value-type="string" table:style-name="ce17">
            <text:p>OF-SMD2012R</text:p>
          </table:table-cell>
          <table:table-cell office:value-type="string" table:style-name="ce19">
            <text:p/>
          </table:table-cell>
          <table:table-cell office:value-type="string" table:style-name="ce17">
            <text:p>LED; SMD; 0805; czerwony; 90-120mcd; 120°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OF-SMD2012R</text:p>
          </table:table-cell>
          <table:table-cell office:value-type="string" table:style-name="ce17">
            <text:p>OF-SMD2012R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14</text:p>
          </table:table-cell>
          <table:table-cell office:value-type="string" table:style-name="ce17">
            <text:p>PLZ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2">
          <table:table-cell office:value-type="string" table:style-name="ce17">
            <text:p>D1o, D1u</text:p>
          </table:table-cell>
          <table:table-cell office:value-type="string" table:style-name="ce17">
            <text:p>10MQ040N</text:p>
          </table:table-cell>
          <table:table-cell office:value-type="string" table:style-name="ce19">
            <text:p/>
          </table:table-cell>
          <table:table-cell office:value-type="string" table:style-name="ce17">
            <text:p>Diode type:Schottky; Voltage, Vrrm:40V; Current, If av:1.5A; Voltage, Vf max:0.62V; Case style:SMA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10MQ040N</text:p>
          </table:table-cell>
          <table:table-cell office:value-type="string" table:style-name="ce17">
            <text:p>10MQ040NTRPBF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425</text:p>
          </table:table-cell>
          <table:table-cell office:value-type="string" table:style-name="ce17">
            <text:p>PL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D3</text:p>
          </table:table-cell>
          <table:table-cell office:value-type="string" table:style-name="ce17">
            <text:p>P6SMB33CA</text:p>
          </table:table-cell>
          <table:table-cell office:value-type="string" table:style-name="ce19">
            <text:p/>
          </table:table-cell>
          <table:table-cell office:value-type="string" table:style-name="ce17">
            <text:p>Transient Suppresion Bidirectional Diode 40.7V 600W, case SMB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P6SMB33CA</text:p>
          </table:table-cell>
          <table:table-cell office:value-type="string" table:style-name="ce17">
            <text:p>P6SMB33CA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389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2">
          <table:table-cell office:value-type="string" table:style-name="ce17">
            <text:p>D4</text:p>
          </table:table-cell>
          <table:table-cell office:value-type="string" table:style-name="ce17">
            <text:p>P6SMB15A</text:p>
          </table:table-cell>
          <table:table-cell office:value-type="string" table:style-name="ce19">
            <text:p/>
          </table:table-cell>
          <table:table-cell office:value-type="string" table:style-name="ce17">
            <text:p>Transient Suppresion Unidirectional Diode 15V 600W, case SMB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P6SMB15A-LF</text:p>
          </table:table-cell>
          <table:table-cell office:value-type="string" table:style-name="ce17">
            <text:p>P6SMB15A</text:p>
          </table:table-cell>
          <table:table-cell office:value-type="string" table:style-name="ce17">
            <text:p>2012-09-30</text:p>
          </table:table-cell>
          <table:table-cell office:value-type="string" table:style-name="ce17">
            <text:p>0,48</text:p>
          </table:table-cell>
          <table:table-cell office:value-type="string" table:style-name="ce17">
            <text:p>PLZ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J1c</text:p>
          </table:table-cell>
          <table:table-cell office:value-type="string" table:style-name="ce17">
            <text:p>WF03S</text:p>
          </table:table-cell>
          <table:table-cell office:value-type="string" table:style-name="ce19">
            <text:p/>
          </table:table-cell>
          <table:table-cell office:value-type="string" table:style-name="ce17">
            <text:p>connector 2,54mm pitch, THT, 3 pole, stright</text:p>
          </table:table-cell>
          <table:table-cell office:value-type="string" table:style-name="ce17">
            <text:p>maritex.com.pl</text:p>
          </table:table-cell>
          <table:table-cell office:value-type="string" table:style-name="ce17">
            <text:p>WF03S-JS</text:p>
          </table:table-cell>
          <table:table-cell office:value-type="string" table:style-name="ce17">
            <text:p/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550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2">
          <table:table-cell office:value-type="string" table:style-name="ce17">
            <text:p>J1s</text:p>
          </table:table-cell>
          <table:table-cell office:value-type="string" table:style-name="ce17">
            <text:p>PLS40S-4pin</text:p>
          </table:table-cell>
          <table:table-cell office:value-type="string" table:style-name="ce19">
            <text:p/>
          </table:table-cell>
          <table:table-cell office:value-type="string" table:style-name="ce17">
            <text:p>pin header 4 pin, 4/40 of PLS40S</text:p>
          </table:table-cell>
          <table:table-cell office:value-type="string" table:style-name="ce17">
            <text:p>maritex.com.pl</text:p>
          </table:table-cell>
          <table:table-cell office:value-type="string" table:style-name="ce17">
            <text:p>PLS40S-1LF</text:p>
          </table:table-cell>
          <table:table-cell office:value-type="string" table:style-name="ce17">
            <text:p/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490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 table:style-name="ce3"/>
        </table:table-row>
        <table:table-row table:style-name="ro3">
          <table:table-cell office:value-type="string" table:style-name="ce17">
            <text:p>J2c</text:p>
          </table:table-cell>
          <table:table-cell office:value-type="string" table:style-name="ce17">
            <text:p>JUMPERx2</text:p>
          </table:table-cell>
          <table:table-cell office:value-type="string" table:style-name="ce19">
            <text:p/>
          </table:table-cell>
          <table:table-cell office:value-type="string" table:style-name="ce17">
            <text:p>pin header 2 pin, 1/40 of PLD80S</text:p>
          </table:table-cell>
          <table:table-cell office:value-type="string" table:style-name="ce17">
            <text:p>maritex.com.pl</text:p>
          </table:table-cell>
          <table:table-cell office:value-type="string" table:style-name="ce17">
            <text:p>PLD80S-2</text:p>
          </table:table-cell>
          <table:table-cell office:value-type="string" table:style-name="ce17">
            <text:p/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645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J3, J4</text:p>
          </table:table-cell>
          <table:table-cell office:value-type="string" table:style-name="ce17">
            <text:p>Wago256-401x3</text:p>
          </table:table-cell>
          <table:table-cell office:value-type="string" table:style-name="ce19">
            <text:p/>
          </table:table-cell>
          <table:table-cell office:value-type="string" table:style-name="ce17">
            <text:p>złączka do płytek drukowanych 45° 2,5mm2 16A RM5 1P/2pin szary, 3 tory plus scianka</text:p>
          </table:table-cell>
          <table:table-cell office:value-type="string" table:style-name="ce17">
            <text:p>soselectronic.pl</text:p>
          </table:table-cell>
          <table:table-cell office:value-type="string" table:style-name="ce17">
            <text:p>256-401 (3szt.) +256-100(1szt.)</text:p>
          </table:table-cell>
          <table:table-cell office:value-type="string" table:style-name="ce17">
            <text:p>256-401x3, 256-100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2,3056</text:p>
          </table:table-cell>
          <table:table-cell office:value-type="string" table:style-name="ce17">
            <text:p>PL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J3c</text:p>
          </table:table-cell>
          <table:table-cell office:value-type="string" table:style-name="ce17">
            <text:p>PLMS4S</text:p>
          </table:table-cell>
          <table:table-cell office:value-type="string" table:style-name="ce19">
            <text:p/>
          </table:table-cell>
          <table:table-cell office:value-type="string" table:style-name="ce17">
            <text:p>connector 2.00mm pitch, 4 poles, one row</text:p>
          </table:table-cell>
          <table:table-cell office:value-type="string" table:style-name="ce17">
            <text:p>maritex.com.pl</text:p>
          </table:table-cell>
          <table:table-cell office:value-type="string" table:style-name="ce17">
            <text:p>PLMS40S-LF</text:p>
          </table:table-cell>
          <table:table-cell office:value-type="string" table:style-name="ce17">
            <text:p/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850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L1u</text:p>
          </table:table-cell>
          <table:table-cell office:value-type="string" table:style-name="ce17">
            <text:p>PE-67540NL</text:p>
          </table:table-cell>
          <table:table-cell office:value-type="string" table:style-name="ce19">
            <text:p>PE-67540NL</text:p>
          </table:table-cell>
          <table:table-cell office:value-type="string" table:style-name="ce17">
            <text:p>Common mode choke 2x2x100uH,</text:p>
          </table:table-cell>
          <table:table-cell office:value-type="string" table:style-name="ce17">
            <text:p>gamma.pl</text:p>
          </table:table-cell>
          <table:table-cell office:value-type="string" table:style-name="ce17">
            <text:p>PE-67540NL</text:p>
          </table:table-cell>
          <table:table-cell office:value-type="string" table:style-name="ce17">
            <text:p>PE-67540NL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1,7100</text:p>
          </table:table-cell>
          <table:table-cell office:value-type="string" table:style-name="ce17">
            <text:p>USD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R1c, R6c, R10s, R11o, R11s</text:p>
          </table:table-cell>
          <table:table-cell office:value-type="string" table:style-name="ce17">
            <text:p>0805WAF10KT5E</text:p>
          </table:table-cell>
          <table:table-cell office:value-type="string" table:style-name="ce19">
            <text:p>10k 1%</text:p>
          </table:table-cell>
          <table:table-cell office:value-type="string" table:style-name="ce17">
            <text:p>Resistor 10kohm, 0805, 1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10K-1%</text:p>
          </table:table-cell>
          <table:table-cell office:value-type="string" table:style-name="ce17">
            <text:p>0805WAF 10K T5E</text:p>
          </table:table-cell>
          <table:table-cell office:value-type="string" table:style-name="ce17">
            <text:p>2012-07-17</text:p>
          </table:table-cell>
          <table:table-cell office:value-type="string" table:style-name="ce17">
            <text:p>0,018</text:p>
          </table:table-cell>
          <table:table-cell office:value-type="string" table:style-name="ce17">
            <text:p>PLN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R1o, R5o, R7s, R12s</text:p>
          </table:table-cell>
          <table:table-cell office:value-type="string" table:style-name="ce17">
            <text:p>0805WAF 100K T5E</text:p>
          </table:table-cell>
          <table:table-cell office:value-type="string" table:style-name="ce19">
            <text:p>100k 1%</text:p>
          </table:table-cell>
          <table:table-cell office:value-type="string" table:style-name="ce17">
            <text:p>Resistor 100kohm, 0805, 1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100K-1%</text:p>
          </table:table-cell>
          <table:table-cell office:value-type="string" table:style-name="ce17">
            <text:p>0805WAF 100K T5E</text:p>
          </table:table-cell>
          <table:table-cell office:value-type="string" table:style-name="ce17">
            <text:p>2012-09-20</text:p>
          </table:table-cell>
          <table:table-cell office:value-type="string" table:style-name="ce17">
            <text:p>0,017</text:p>
          </table:table-cell>
          <table:table-cell office:value-type="string" table:style-name="ce17">
            <text:p>PLN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R1s, R3s, R4s, R6s, R8s, R9s</text:p>
          </table:table-cell>
          <table:table-cell office:value-type="string" table:style-name="ce17">
            <text:p>0805WAJ 0R T5E</text:p>
          </table:table-cell>
          <table:table-cell office:value-type="string" table:style-name="ce19">
            <text:p>0R</text:p>
          </table:table-cell>
          <table:table-cell office:value-type="string" table:style-name="ce17">
            <text:p>Resistor 0 ohm, SMD, 0805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0R</text:p>
          </table:table-cell>
          <table:table-cell office:value-type="string" table:style-name="ce17">
            <text:p>0805WAJ 0R T5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25</text:p>
          </table:table-cell>
          <table:table-cell office:value-type="string" table:style-name="ce17">
            <text:p>PLN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R2c, R3c</text:p>
          </table:table-cell>
          <table:table-cell office:value-type="string" table:style-name="ce17">
            <text:p>0805WAF 220R T5E</text:p>
          </table:table-cell>
          <table:table-cell office:value-type="string" table:style-name="ce19">
            <text:p>220R 1%</text:p>
          </table:table-cell>
          <table:table-cell office:value-type="string" table:style-name="ce17">
            <text:p>Resistor 220ohm, 0805, 1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220R-1%</text:p>
          </table:table-cell>
          <table:table-cell office:value-type="string" table:style-name="ce17">
            <text:p>0805WAF 220R T5E</text:p>
          </table:table-cell>
          <table:table-cell office:value-type="string" table:style-name="ce17">
            <text:p>2012-09-19</text:p>
          </table:table-cell>
          <table:table-cell office:value-type="string" table:style-name="ce17">
            <text:p>0,018</text:p>
          </table:table-cell>
          <table:table-cell office:value-type="string" table:style-name="ce17">
            <text:p>PL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R2o, R6o</text:p>
          </table:table-cell>
          <table:table-cell office:value-type="string" table:style-name="ce17">
            <text:p>0805WAF 2K4 T5E</text:p>
          </table:table-cell>
          <table:table-cell office:value-type="string" table:style-name="ce19">
            <text:p>2k4 1%</text:p>
          </table:table-cell>
          <table:table-cell office:value-type="string" table:style-name="ce17">
            <text:p>Resistor 2.4kohm, 1%, 0.125W, 0805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2K4-1%</text:p>
          </table:table-cell>
          <table:table-cell office:value-type="string" table:style-name="ce17">
            <text:p>0805WAF 2K4 T5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29</text:p>
          </table:table-cell>
          <table:table-cell office:value-type="string" table:style-name="ce17">
            <text:p>PL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R2s, R2u, R5s</text:p>
          </table:table-cell>
          <table:table-cell office:value-type="string" table:style-name="ce17">
            <text:p>0805WAF 200R T5E</text:p>
          </table:table-cell>
          <table:table-cell office:value-type="string" table:style-name="ce19">
            <text:p>200R 1%</text:p>
          </table:table-cell>
          <table:table-cell office:value-type="string" table:style-name="ce17">
            <text:p>Resistor 200ohm, 1%, 0805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200R-1%</text:p>
          </table:table-cell>
          <table:table-cell office:value-type="string" table:style-name="ce17">
            <text:p>0805WAF 200R T5E</text:p>
          </table:table-cell>
          <table:table-cell office:value-type="string" table:style-name="ce17">
            <text:p>2012-09-19</text:p>
          </table:table-cell>
          <table:table-cell office:value-type="string" table:style-name="ce17">
            <text:p>0,018</text:p>
          </table:table-cell>
          <table:table-cell office:value-type="string" table:style-name="ce17">
            <text:p>PLN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R3o, R4o, R9o</text:p>
          </table:table-cell>
          <table:table-cell office:value-type="string" table:style-name="ce17">
            <text:p>0805WAF 30R T5E</text:p>
          </table:table-cell>
          <table:table-cell office:value-type="string" table:style-name="ce19">
            <text:p>30R 1%</text:p>
          </table:table-cell>
          <table:table-cell office:value-type="string" table:style-name="ce17">
            <text:p>Resistor 30ohm, 0805, 1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30R-1%</text:p>
          </table:table-cell>
          <table:table-cell office:value-type="string" table:style-name="ce17">
            <text:p>0805WAF 30R T5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29</text:p>
          </table:table-cell>
          <table:table-cell office:value-type="string" table:style-name="ce17">
            <text:p>PLN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R3u</text:p>
          </table:table-cell>
          <table:table-cell office:value-type="string" table:style-name="ce17">
            <text:p>0805WAF 120R T5E</text:p>
          </table:table-cell>
          <table:table-cell office:value-type="string" table:style-name="ce19">
            <text:p>120R 1%</text:p>
          </table:table-cell>
          <table:table-cell office:value-type="string" table:style-name="ce17">
            <text:p>Resistor 120ohm, 0805, 1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120R-1%</text:p>
          </table:table-cell>
          <table:table-cell office:value-type="string" table:style-name="ce17">
            <text:p>0805WAF 120R T5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29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R4c, R8o</text:p>
          </table:table-cell>
          <table:table-cell office:value-type="string" table:style-name="ce17">
            <text:p>0805WAJ 100K T5E</text:p>
          </table:table-cell>
          <table:table-cell office:value-type="string" table:style-name="ce19">
            <text:p>100k</text:p>
          </table:table-cell>
          <table:table-cell office:value-type="string" table:style-name="ce17">
            <text:p>Resistor 100kohm, 0805, 5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100K</text:p>
          </table:table-cell>
          <table:table-cell office:value-type="string" table:style-name="ce17">
            <text:p>0805WAJ 100k T5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25</text:p>
          </table:table-cell>
          <table:table-cell office:value-type="string" table:style-name="ce17">
            <text:p>PL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R5c</text:p>
          </table:table-cell>
          <table:table-cell office:value-type="string" table:style-name="ce17">
            <text:p>0805WAJ 510R T5E</text:p>
          </table:table-cell>
          <table:table-cell office:value-type="string" table:style-name="ce19">
            <text:p>510R</text:p>
          </table:table-cell>
          <table:table-cell office:value-type="string" table:style-name="ce17">
            <text:p>Resistor 510 ohm, 0805, 5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510R</text:p>
          </table:table-cell>
          <table:table-cell office:value-type="string" table:style-name="ce17">
            <text:p>0805WAJ 510R T5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25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R10o</text:p>
          </table:table-cell>
          <table:table-cell office:value-type="string" table:style-name="ce17">
            <text:p>0805WAF 30K T5E</text:p>
          </table:table-cell>
          <table:table-cell office:value-type="string" table:style-name="ce19">
            <text:p>30k 1%</text:p>
          </table:table-cell>
          <table:table-cell office:value-type="string" table:style-name="ce17">
            <text:p>Resistor 30kohm, 0805, 1%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MD0805-30K-1%</text:p>
          </table:table-cell>
          <table:table-cell office:value-type="string" table:style-name="ce17">
            <text:p>0805WAF 30K T5E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029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SW1c</text:p>
          </table:table-cell>
          <table:table-cell office:value-type="string" table:style-name="ce17">
            <text:p>TACTD37H25I180</text:p>
          </table:table-cell>
          <table:table-cell office:value-type="string" table:style-name="ce19">
            <text:p>TACTD37H25I180</text:p>
          </table:table-cell>
          <table:table-cell office:value-type="string" table:style-name="ce17">
            <text:p>TACT switch 3.7x6.1x2.5, SMD, dustproof</text:p>
          </table:table-cell>
          <table:table-cell office:value-type="string" table:style-name="ce17">
            <text:p>maritex.com.pl</text:p>
          </table:table-cell>
          <table:table-cell office:value-type="string" table:style-name="ce17">
            <text:p>TACTD37H25I180</text:p>
          </table:table-cell>
          <table:table-cell office:value-type="string" table:style-name="ce17">
            <text:p/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49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U1c</text:p>
          </table:table-cell>
          <table:table-cell office:value-type="string" table:style-name="ce17">
            <text:p>STM32F100C8T6B</text:p>
          </table:table-cell>
          <table:table-cell office:value-type="string" table:style-name="ce19">
            <text:p/>
          </table:table-cell>
          <table:table-cell office:value-type="string" table:style-name="ce17">
            <text:p>MCU, 32BIT, CORTEXM3, 64K FLASH, 48LQFP</text:p>
          </table:table-cell>
          <table:table-cell office:value-type="string" table:style-name="ce17">
            <text:p>kamami.pl</text:p>
          </table:table-cell>
          <table:table-cell office:value-type="string" table:style-name="ce17">
            <text:p>STM32F100C8T6B</text:p>
          </table:table-cell>
          <table:table-cell office:value-type="string" table:style-name="ce17">
            <text:p>STM32F100C8T6B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9,51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U1o</text:p>
          </table:table-cell>
          <table:table-cell office:value-type="string" table:style-name="ce17">
            <text:p>LM258D</text:p>
          </table:table-cell>
          <table:table-cell office:value-type="string" table:style-name="ce19">
            <text:p/>
          </table:table-cell>
          <table:table-cell office:value-type="string" table:style-name="ce17">
            <text:p>Low Power Dual Operational Amplifiers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LM258DSMD</text:p>
          </table:table-cell>
          <table:table-cell office:value-type="string" table:style-name="ce17">
            <text:p>LM258D</text:p>
          </table:table-cell>
          <table:table-cell office:value-type="string" table:style-name="ce17">
            <text:p>2012-11-16</text:p>
          </table:table-cell>
          <table:table-cell office:value-type="string" table:style-name="ce17">
            <text:p>0,305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U1s</text:p>
          </table:table-cell>
          <table:table-cell office:value-type="string" table:style-name="ce17">
            <text:p>INA332AIDGKT</text:p>
          </table:table-cell>
          <table:table-cell office:value-type="string" table:style-name="ce19">
            <text:p/>
          </table:table-cell>
          <table:table-cell office:value-type="string" table:style-name="ce17">
            <text:p>Low-Power, Single-Supply, CMOS INSTRUMENTATION AMPLIFIER</text:p>
          </table:table-cell>
          <table:table-cell office:value-type="string" table:style-name="ce17">
            <text:p>farnell.com</text:p>
          </table:table-cell>
          <table:table-cell office:value-type="string" table:style-name="ce17">
            <text:p>1645385</text:p>
          </table:table-cell>
          <table:table-cell office:value-type="string" table:style-name="ce17">
            <text:p>INA332AIDGKT</text:p>
          </table:table-cell>
          <table:table-cell office:value-type="string" table:style-name="ce17">
            <text:p>2012-11-14</text:p>
          </table:table-cell>
          <table:table-cell office:value-type="string" table:style-name="ce17">
            <text:p>6,75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U1u</text:p>
          </table:table-cell>
          <table:table-cell office:value-type="string" table:style-name="ce17">
            <text:p>78M09CDT</text:p>
          </table:table-cell>
          <table:table-cell office:value-type="string" table:style-name="ce19">
            <text:p/>
          </table:table-cell>
          <table:table-cell office:value-type="string" table:style-name="ce17">
            <text:p>+9V voltage regulator TO-252, 0.5A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78M09CDT</text:p>
          </table:table-cell>
          <table:table-cell office:value-type="string" table:style-name="ce17">
            <text:p/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0,743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U2c</text:p>
          </table:table-cell>
          <table:table-cell office:value-type="string" table:style-name="ce17">
            <text:p>ST3232CD</text:p>
          </table:table-cell>
          <table:table-cell office:value-type="string" table:style-name="ce19">
            <text:p/>
          </table:table-cell>
          <table:table-cell office:value-type="string" table:style-name="ce17">
            <text:p>DUAL EIA-232 DRIVER/RECEIVER, 3-5V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ST3232CD</text:p>
          </table:table-cell>
          <table:table-cell office:value-type="string" table:style-name="ce17">
            <text:p>ST3232CD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2,03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U2o, U2s, U3s</text:p>
          </table:table-cell>
          <table:table-cell office:value-type="string" table:style-name="ce17">
            <text:p>MCP6L71T-E/OT</text:p>
          </table:table-cell>
          <table:table-cell office:value-type="string" table:style-name="ce19">
            <text:p/>
          </table:table-cell>
          <table:table-cell office:value-type="string" table:style-name="ce17">
            <text:p>2MHz, 85uA, OpAmp, SOT23-5</text:p>
          </table:table-cell>
          <table:table-cell office:value-type="string" table:style-name="ce17">
            <text:p>farnell.com</text:p>
          </table:table-cell>
          <table:table-cell office:value-type="string" table:style-name="ce17">
            <text:p>1715861</text:p>
          </table:table-cell>
          <table:table-cell office:value-type="string" table:style-name="ce17">
            <text:p>MCP6L71T-E/OT</text:p>
          </table:table-cell>
          <table:table-cell office:value-type="string" table:style-name="ce17">
            <text:p>2012-11-03</text:p>
          </table:table-cell>
          <table:table-cell office:value-type="string" table:style-name="ce17">
            <text:p>1,33</text:p>
          </table:table-cell>
          <table:table-cell office:value-type="string" table:style-name="ce17">
            <text:p>PLN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U2u</text:p>
          </table:table-cell>
          <table:table-cell office:value-type="string" table:style-name="ce17">
            <text:p>L7805ACD2T</text:p>
          </table:table-cell>
          <table:table-cell office:value-type="string" table:style-name="ce19">
            <text:p/>
          </table:table-cell>
          <table:table-cell office:value-type="string" table:style-name="ce17">
            <text:p>Precision voltage regulator 5V/1A D2PAK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L7805ACD2T</text:p>
          </table:table-cell>
          <table:table-cell office:value-type="string" table:style-name="ce17">
            <text:p>L7805ACD2T</text:p>
          </table:table-cell>
          <table:table-cell office:value-type="string" table:style-name="ce17">
            <text:p>2012-11-24</text:p>
          </table:table-cell>
          <table:table-cell office:value-type="string" table:style-name="ce17">
            <text:p>1,09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U3u</text:p>
          </table:table-cell>
          <table:table-cell office:value-type="string" table:style-name="ce17">
            <text:p>MCP1700T3302ETT</text:p>
          </table:table-cell>
          <table:table-cell office:value-type="string" table:style-name="ce19">
            <text:p/>
          </table:table-cell>
          <table:table-cell office:value-type="string" table:style-name="ce17">
            <text:p>Low quiescent current LDO, 3.3V, 250mA, SOT-23</text:p>
          </table:table-cell>
          <table:table-cell office:value-type="string" table:style-name="ce17">
            <text:p>tme.pl</text:p>
          </table:table-cell>
          <table:table-cell office:value-type="string" table:style-name="ce17">
            <text:p>MCP1700T3302ETT</text:p>
          </table:table-cell>
          <table:table-cell office:value-type="string" table:style-name="ce17">
            <text:p>MCP1700T3302E/TT</text:p>
          </table:table-cell>
          <table:table-cell office:value-type="string" table:style-name="ce17">
            <text:p>2012-09-20</text:p>
          </table:table-cell>
          <table:table-cell office:value-type="string" table:style-name="ce17">
            <text:p>1,2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U4c</text:p>
          </table:table-cell>
          <table:table-cell office:value-type="string" table:style-name="ce17">
            <text:p>REF2933AIDBZT</text:p>
          </table:table-cell>
          <table:table-cell office:value-type="string" table:style-name="ce19">
            <text:p/>
          </table:table-cell>
          <table:table-cell office:value-type="string" table:style-name="ce17">
            <text:p>100ppm/°C, 50µA in SOT23-3 CMOS VOLTAGE REFERENCE</text:p>
          </table:table-cell>
          <table:table-cell office:value-type="string" table:style-name="ce17">
            <text:p>farnell.com</text:p>
          </table:table-cell>
          <table:table-cell office:value-type="string" table:style-name="ce17">
            <text:p>1459250</text:p>
          </table:table-cell>
          <table:table-cell office:value-type="string" table:style-name="ce17">
            <text:p>REF2933AIDBZT</text:p>
          </table:table-cell>
          <table:table-cell office:value-type="string" table:style-name="ce17">
            <text:p>2012-11-15</text:p>
          </table:table-cell>
          <table:table-cell office:value-type="string" table:style-name="ce17">
            <text:p>6,11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2">
          <table:table-cell office:value-type="string" table:style-name="ce17">
            <text:p>U4u</text:p>
          </table:table-cell>
          <table:table-cell office:value-type="string" table:style-name="ce17">
            <text:p>ZLDO1117KTC</text:p>
          </table:table-cell>
          <table:table-cell office:value-type="string" table:style-name="ce19">
            <text:p/>
          </table:table-cell>
          <table:table-cell office:value-type="string" table:style-name="ce17">
            <text:p>1A 1.25 to 17V adjustable low drop positive voltage regulator</text:p>
          </table:table-cell>
          <table:table-cell office:value-type="string" table:style-name="ce17">
            <text:p>farnell.com</text:p>
          </table:table-cell>
          <table:table-cell office:value-type="string" table:style-name="ce17">
            <text:p>1825384</text:p>
          </table:table-cell>
          <table:table-cell office:value-type="string" table:style-name="ce17">
            <text:p>ZLDO1117KTC</text:p>
          </table:table-cell>
          <table:table-cell office:value-type="string" table:style-name="ce17">
            <text:p>2012-09-19</text:p>
          </table:table-cell>
          <table:table-cell office:value-type="string" table:style-name="ce17">
            <text:p>1,91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table:style-name="ce17">
            <text:p>X1c</text:p>
          </table:table-cell>
          <table:table-cell office:value-type="string" table:style-name="ce17">
            <text:p>12SMX (B) 30/5020/16 8.0 MHZ</text:p>
          </table:table-cell>
          <table:table-cell office:value-type="string" table:style-name="ce19">
            <text:p>8MHz</text:p>
          </table:table-cell>
          <table:table-cell office:value-type="string" table:style-name="ce17">
            <text:p>oscillator 8MHz, 5x7mm</text:p>
          </table:table-cell>
          <table:table-cell office:value-type="string" table:style-name="ce17">
            <text:p>farnell.com</text:p>
          </table:table-cell>
          <table:table-cell office:value-type="string" table:style-name="ce17">
            <text:p>1276690</text:p>
          </table:table-cell>
          <table:table-cell office:value-type="string" table:style-name="ce17">
            <text:p>12SMX (B) 30/5020/16 8.0 MHZ</text:p>
          </table:table-cell>
          <table:table-cell office:value-type="string" table:style-name="ce17">
            <text:p>2012-11-03</text:p>
          </table:table-cell>
          <table:table-cell office:value-type="string" table:style-name="ce17">
            <text:p>3,6100</text:p>
          </table:table-cell>
          <table:table-cell office:value-type="string" table:style-name="ce17">
            <text:p>PL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7">
            <text:p>LPGDetA1.PrjPCB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2" table:style-name="ce9"/>
          <table:table-cell table:style-name="ce10"/>
          <table:table-cell table:number-columns-repeated="9" table:style-name="ce9"/>
          <table:table-cell table:style-name="ce7"/>
          <table:table-cell table:style-name="ce8"/>
          <table:table-cell table:number-columns-repeated="16370"/>
        </table:table-row>
        <table:table-row table:style-name="ro4">
          <table:table-cell table:number-columns-repeated="2" table:style-name="ce9"/>
          <table:table-cell table:style-name="ce10"/>
          <table:table-cell table:number-columns-repeated="9" table:style-name="ce9"/>
          <table:table-cell table:style-name="ce7"/>
          <table:table-cell table:style-name="ce8"/>
          <table:table-cell table:number-columns-repeated="16370"/>
        </table:table-row>
        <table:table-row table:number-rows-repeated="3" table:style-name="ro4">
          <table:table-cell table:number-columns-repeated="13" table:style-name="ce7"/>
          <table:table-cell table:style-name="ce8"/>
          <table:table-cell table:number-columns-repeated="16370"/>
        </table:table-row>
        <table:table-row table:style-name="ro5">
          <table:table-cell table:number-columns-repeated="13" table:style-name="ce11"/>
          <table:table-cell table:style-name="ce12"/>
          <table:table-cell table:number-columns-repeated="16370" table:style-name="ce13"/>
        </table:table-row>
        <table:table-row table:number-rows-repeated="3" table:style-name="ro6">
          <table:table-cell table:number-columns-repeated="13" table:style-name="ce14"/>
          <table:table-cell table:number-columns-repeated="16371" table:style-name="ce15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3" table:style-name="ce2"/>
          <table:table-cell table:number-columns-repeated="243" table:style-name="ce1"/>
          <table:table-cell table:number-columns-repeated="16128"/>
        </table:table-row>
        <table:table-row table:number-rows-repeated="4" table:style-name="ro8">
          <table:table-cell table:number-columns-repeated="13" table:style-name="ce2"/>
          <table:table-cell table:number-columns-repeated="243" table:style-name="ce1"/>
          <table:table-cell table:number-columns-repeated="16128"/>
        </table:table-row>
        <table:table-row table:style-name="ro9">
          <table:table-cell table:number-columns-repeated="13" table:style-name="ce2"/>
          <table:table-cell table:number-columns-repeated="243" table:style-name="ce1"/>
          <table:table-cell table:number-columns-repeated="16128"/>
        </table:table-row>
        <table:table-row table:number-rows-repeated="3" table:style-name="ro8">
          <table:table-cell table:number-columns-repeated="13" table:style-name="ce2"/>
          <table:table-cell table:number-columns-repeated="243" table:style-name="ce1"/>
          <table:table-cell table:number-columns-repeated="16128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zcionka tekstu podstawowego" svg:font-family="&quot;Czcionka tekstu podstawowego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_50_0_37__32_-_32_akcent_32_1" style:display-name="20% - akcent 1" style:family="table-cell" style:data-style-name="N0">
      <style:table-cell-properties fo:background-color="#E3E3E3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0_0_37__32_-_32_akcent_32_2" style:display-name="20% - akcent 2" style:family="table-cell" style:data-style-name="N0">
      <style:table-cell-properties fo:background-color="#FF8080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0_0_37__32_-_32_akcent_32_3" style:display-name="20% - akcent 3" style:family="table-cell" style:data-style-name="N0">
      <style:table-cell-properties fo:background-color="#FFFFCC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0_0_37__32_-_32_akcent_32_4" style:display-name="20% - akcent 4" style:family="table-cell" style:data-style-name="N0">
      <style:table-cell-properties fo:background-color="#E3E3E3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0_0_37__32_-_32_akcent_32_5" style:display-name="20% - akcent 5" style:family="table-cell" style:data-style-name="N0">
      <style:table-cell-properties fo:background-color="#CCFFFF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0_0_37__32_-_32_akcent_32_6" style:display-name="20% - akcent 6" style:family="table-cell" style:data-style-name="N0">
      <style:table-cell-properties fo:background-color="#FFFFCC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2_0_37__32_-_32_akcent_32_1" style:display-name="40% - akcent 1" style:family="table-cell" style:data-style-name="N0">
      <style:table-cell-properties fo:background-color="#C0C0C0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2_0_37__32_-_32_akcent_32_2" style:display-name="40% - akcent 2" style:family="table-cell" style:data-style-name="N0">
      <style:table-cell-properties fo:background-color="#FF8080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2_0_37__32_-_32_akcent_32_3" style:display-name="40% - akcent 3" style:family="table-cell" style:data-style-name="N0">
      <style:table-cell-properties fo:background-color="#FFFF99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2_0_37__32_-_32_akcent_32_4" style:display-name="40% - akcent 4" style:family="table-cell" style:data-style-name="N0">
      <style:table-cell-properties fo:background-color="#C0C0C0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2_0_37__32_-_32_akcent_32_5" style:display-name="40% - akcent 5" style:family="table-cell" style:data-style-name="N0">
      <style:table-cell-properties fo:background-color="#99CCFF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2_0_37__32_-_32_akcent_32_6" style:display-name="40% - akcent 6" style:family="table-cell" style:data-style-name="N0">
      <style:table-cell-properties fo:background-color="#FFFF99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4_0_37__32_-_32_akcent_32_1" style:display-name="60% - akcent 1" style:family="table-cell" style:data-style-name="N0">
      <style:table-cell-properties fo:background-color="#33CCCC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4_0_37__32_-_32_akcent_32_2" style:display-name="60% - akcent 2" style:family="table-cell" style:data-style-name="N0">
      <style:table-cell-properties fo:background-color="#FF8080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4_0_37__32_-_32_akcent_32_3" style:display-name="60% - akcent 3" style:family="table-cell" style:data-style-name="N0">
      <style:table-cell-properties fo:background-color="#FFFF99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4_0_37__32_-_32_akcent_32_4" style:display-name="60% - akcent 4" style:family="table-cell" style:data-style-name="N0">
      <style:table-cell-properties fo:background-color="#C0C0C0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4_0_37__32_-_32_akcent_32_5" style:display-name="60% - akcent 5" style:family="table-cell" style:data-style-name="N0">
      <style:table-cell-properties fo:background-color="#33CCCC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_54_0_37__32_-_32_akcent_32_6" style:display-name="60% - akcent 6" style:family="table-cell" style:data-style-name="N0">
      <style:table-cell-properties fo:background-color="#FF8080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Akcent_32_1" style:display-name="Akcent 1" style:family="table-cell" style:data-style-name="N0">
      <style:table-cell-properties fo:background-color="#33CCCC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Akcent_32_2" style:display-name="Akcent 2" style:family="table-cell" style:data-style-name="N0">
      <style:table-cell-properties fo:background-color="#FF0000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Akcent_32_3" style:display-name="Akcent 3" style:family="table-cell" style:data-style-name="N0">
      <style:table-cell-properties fo:background-color="#339966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Akcent_32_4" style:display-name="Akcent 4" style:family="table-cell" style:data-style-name="N0">
      <style:table-cell-properties fo:background-color="#666699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Akcent_32_5" style:display-name="Akcent 5" style:family="table-cell" style:data-style-name="N0">
      <style:table-cell-properties fo:background-color="#33CCCC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Akcent_32_6" style:display-name="Akcent 6" style:family="table-cell" style:data-style-name="N0">
      <style:table-cell-properties fo:background-color="#FF6600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Dane_32_wej_347_ciowe" style:display-name="Dane wejściowe" style:family="table-cell" style:data-style-name="N0">
      <style:table-cell-properties fo:border="thin solid #808080" fo:background-color="#FFFF99"/>
      <style:text-properties fo:color="#333399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Dane_32_wyj_347_ciowe" style:display-name="Dane wyjściowe" style:family="table-cell" style:data-style-name="N0">
      <style:table-cell-properties fo:border="thin solid #333333" fo:background-color="#FFFFFF"/>
      <style:text-properties fo:color="#333333" style:font-name="Czcionka tekstu podstawowego" style:font-name-asian="Czcionka tekstu podstawowego" style:font-name-complex="Czcionka tekstu podstawowego" fo:font-size="11pt" style:font-size-asian="11pt" style:font-size-complex="11pt" fo:font-weight="bold" style:font-weight-asian="bold" style:font-weight-complex="bold"/>
    </style:style>
    <style:style style:name="Dobre" style:family="table-cell" style:data-style-name="N0">
      <style:table-cell-properties fo:background-color="#CCFFCC"/>
      <style:text-properties fo:color="#008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Kom_243_rka_32_po_322__261_czona" style:display-name="Komórka połączona" style:family="table-cell" style:data-style-name="N0">
      <style:table-cell-properties fo:border-top="none" fo:border-bottom="thin double #FF9900" fo:border-left="none" fo:border-right="none"/>
      <style:text-properties fo:color="#FF99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Kom_243_rka_32_zaznaczona" style:display-name="Komórka zaznaczona" style:family="table-cell" style:data-style-name="N0">
      <style:table-cell-properties fo:border="thin double #333333" fo:background-color="#969696"/>
      <style:text-properties fo:color="#FFFFFF" style:font-name="Czcionka tekstu podstawowego" style:font-name-asian="Czcionka tekstu podstawowego" style:font-name-complex="Czcionka tekstu podstawowego" fo:font-size="11pt" style:font-size-asian="11pt" style:font-size-complex="11pt" fo:font-weight="bold" style:font-weight-asian="bold" style:font-weight-complex="bold"/>
    </style:style>
    <style:style style:name="Nag_322__243_wek_32_1" style:display-name="Nagłówek 1" style:family="table-cell" style:data-style-name="N0">
      <style:table-cell-properties fo:border-top="none" fo:border-bottom="thick solid #33CCCC" fo:border-left="none" fo:border-right="none"/>
      <style:text-properties fo:color="#333399" style:font-name="Czcionka tekstu podstawowego" style:font-name-asian="Czcionka tekstu podstawowego" style:font-name-complex="Czcionka tekstu podstawowego" fo:font-size="15pt" style:font-size-asian="15pt" style:font-size-complex="15pt" fo:font-weight="bold" style:font-weight-asian="bold" style:font-weight-complex="bold"/>
    </style:style>
    <style:style style:name="Nag_322__243_wek_32_2" style:display-name="Nagłówek 2" style:family="table-cell" style:data-style-name="N0">
      <style:table-cell-properties fo:border-top="none" fo:border-bottom="thick solid #C0C0C0" fo:border-left="none" fo:border-right="none"/>
      <style:text-properties fo:color="#333399" style:font-name="Czcionka tekstu podstawowego" style:font-name-asian="Czcionka tekstu podstawowego" style:font-name-complex="Czcionka tekstu podstawowego" fo:font-size="13pt" style:font-size-asian="13pt" style:font-size-complex="13pt" fo:font-weight="bold" style:font-weight-asian="bold" style:font-weight-complex="bold"/>
    </style:style>
    <style:style style:name="Nag_322__243_wek_32_3" style:display-name="Nagłówek 3" style:family="table-cell" style:data-style-name="N0">
      <style:table-cell-properties fo:border-top="none" fo:border-bottom="2pt solid #33CCCC" fo:border-left="none" fo:border-right="none"/>
      <style:text-properties fo:color="#333399" style:font-name="Czcionka tekstu podstawowego" style:font-name-asian="Czcionka tekstu podstawowego" style:font-name-complex="Czcionka tekstu podstawowego" fo:font-size="11pt" style:font-size-asian="11pt" style:font-size-complex="11pt" fo:font-weight="bold" style:font-weight-asian="bold" style:font-weight-complex="bold"/>
    </style:style>
    <style:style style:name="Nag_322__243_wek_32_4" style:display-name="Nagłówek 4" style:family="table-cell" style:data-style-name="N0">
      <style:text-properties fo:color="#333399" style:font-name="Czcionka tekstu podstawowego" style:font-name-asian="Czcionka tekstu podstawowego" style:font-name-complex="Czcionka tekstu podstawowego" fo:font-size="11pt" style:font-size-asian="11pt" style:font-size-complex="11pt" fo:font-weight="bold" style:font-weight-asian="bold" style:font-weight-complex="bold"/>
    </style:style>
    <style:style style:name="Neutralne" style:family="table-cell" style:data-style-name="N0">
      <style:table-cell-properties fo:background-color="#FFFF99"/>
      <style:text-properties fo:color="#9933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Obliczenia" style:family="table-cell" style:data-style-name="N0">
      <style:table-cell-properties fo:border="thin solid #808080" fo:background-color="#FFFFFF"/>
      <style:text-properties fo:color="#FF9900" style:font-name="Czcionka tekstu podstawowego" style:font-name-asian="Czcionka tekstu podstawowego" style:font-name-complex="Czcionka tekstu podstawowego" fo:font-size="11pt" style:font-size-asian="11pt" style:font-size-complex="11pt" fo:font-weight="bold" style:font-weight-asian="bold" style:font-weight-complex="bold"/>
    </style:style>
    <style:style style:name="Suma" style:family="table-cell" style:data-style-name="N0">
      <style:table-cell-properties fo:border-top="thin solid #33CCCC" fo:border-bottom="thin double #33CCCC" fo:border-left="none" fo:border-right="none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 fo:font-weight="bold" style:font-weight-asian="bold" style:font-weight-complex="bold"/>
    </style:style>
    <style:style style:name="Tekst_32_obja_347_nienia" style:display-name="Tekst objaśnienia" style:family="table-cell" style:data-style-name="N0">
      <style:text-properties fo:color="#808080" style:font-name="Czcionka tekstu podstawowego" style:font-name-asian="Czcionka tekstu podstawowego" style:font-name-complex="Czcionka tekstu podstawowego" fo:font-size="11pt" style:font-size-asian="11pt" style:font-size-complex="11pt" fo:font-style="italic" style:font-style-asian="italic" style:font-style-complex="italic"/>
    </style:style>
    <style:style style:name="Tekst_32_ostrze_380_enia" style:display-name="Tekst ostrzeżenia" style:family="table-cell" style:data-style-name="N0">
      <style:text-properties fo:color="#FF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Tytu_322_" style:display-name="Tytuł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Uwaga" style:family="table-cell" style:data-style-name="N0">
      <style:table-cell-properties fo:border="thin solid #C0C0C0" fo:background-color="#FFFFCC"/>
    </style:style>
    <style:style style:name="Z_322_e" style:display-name="Złe" style:family="table-cell" style:data-style-name="N0">
      <style:table-cell-properties fo:background-color="#FF99CC"/>
      <style:text-properties fo:color="#800080" style:font-name="Czcionka tekstu podstawowego" style:font-name-asian="Czcionka tekstu podstawowego" style:font-name-complex="Czcionka tekstu podstawowego" fo:font-size="11pt" style:font-size-asian="11pt" style:font-size-complex="11pt"/>
    </style:style>
  </office:styles>
  <office:automatic-styles>
    <style:page-layout style:name="pm1">
      <style:page-layout-properties fo:margin-top="0.579861111111111in" fo:margin-bottom="0.5in" fo:margin-left="0.459722222222222in" fo:margin-right="0.359722222222222in" style:print-orientation="portrait" style:print-page-order="ttb" style:first-page-number="continue" style:scale-to="47%" style:table-centering="none" style:print="objects charts drawings"/>
      <style:header-style>
        <style:header-footer-properties fo:min-height="0.166666666666667in" fo:margin-left="0in" fo:margin-right="0in" fo:margin-bottom="0in"/>
      </style:header-style>
      <style:footer-style>
        <style:header-footer-properties fo:min-height="0.501388888888889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style:region-left>
          <text:p><text:span text:style-name="T1">Montaz</text:span><text:span text:style-name="T1"> </text:span><text:span text:style-name="T1">dn.</text:span></text:p>
        </style:region-left>
        <style:region-center>
          <text:p><text:span text:style-name="T1"><text:file-name text:display="name-and-extension">???</text:file-name></text:span></text:p>
        </style:region-center>
      </style:header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lach</meta:initial-creator>
    <dc:creator>mlach</dc:creator>
    <meta:creation-date>2012-11-24T18:31:21Z</meta:creation-date>
    <dc:date>2012-11-24T18:31:22Z</dc:date>
    <meta:print-date>2011-06-20T17:34:43Z</meta:print-date>
  </office:meta>
</office:document-meta>
</file>